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ef437" officeooo:paragraph-rsid="001ef437"/>
    </style:style>
    <style:style style:name="P2" style:family="paragraph" style:parent-style-name="Standard">
      <style:text-properties officeooo:rsid="001ef437" officeooo:paragraph-rsid="00347efc"/>
    </style:style>
    <style:style style:name="P3" style:family="paragraph" style:parent-style-name="Standard">
      <style:text-properties officeooo:rsid="001ef437" officeooo:paragraph-rsid="00537356"/>
    </style:style>
    <style:style style:name="P4" style:family="paragraph" style:parent-style-name="Standard">
      <style:text-properties officeooo:rsid="001ef437" officeooo:paragraph-rsid="00688660"/>
    </style:style>
    <style:style style:name="P5" style:family="paragraph" style:parent-style-name="Standard">
      <style:text-properties officeooo:rsid="006d0d38" officeooo:paragraph-rsid="006d0d38"/>
    </style:style>
    <style:style style:name="P6" style:family="paragraph" style:parent-style-name="Standard">
      <style:text-properties officeooo:rsid="006d0d38" officeooo:paragraph-rsid="006f92a1"/>
    </style:style>
    <style:style style:name="P7" style:family="paragraph" style:parent-style-name="Standard">
      <style:text-properties officeooo:rsid="006d0d38" officeooo:paragraph-rsid="00843de8"/>
    </style:style>
    <style:style style:name="P8" style:family="paragraph" style:parent-style-name="Standard">
      <style:text-properties officeooo:rsid="006d0d38" officeooo:paragraph-rsid="00bed082"/>
    </style:style>
    <style:style style:name="P9" style:family="paragraph" style:parent-style-name="Standard">
      <style:text-properties officeooo:rsid="006d0d38" officeooo:paragraph-rsid="00c65555"/>
    </style:style>
    <style:style style:name="P10" style:family="paragraph" style:parent-style-name="Standard">
      <style:text-properties officeooo:rsid="006d0d38" officeooo:paragraph-rsid="007e1675"/>
    </style:style>
    <style:style style:name="P11" style:family="paragraph" style:parent-style-name="Standard">
      <style:text-properties officeooo:rsid="006d0d38" officeooo:paragraph-rsid="00c941b8"/>
    </style:style>
    <style:style style:name="P12" style:family="paragraph" style:parent-style-name="Standard">
      <style:text-properties officeooo:rsid="00cc41d0" officeooo:paragraph-rsid="00cc41d0"/>
    </style:style>
    <style:style style:name="P13" style:family="paragraph" style:parent-style-name="Standard">
      <style:text-properties officeooo:rsid="00cc41d0" officeooo:paragraph-rsid="00e82f54"/>
    </style:style>
    <style:style style:name="P14" style:family="paragraph" style:parent-style-name="Standard">
      <style:text-properties officeooo:rsid="00cc41d0" officeooo:paragraph-rsid="00f5f0ca"/>
    </style:style>
    <style:style style:name="T1" style:family="text">
      <style:text-properties officeooo:rsid="0020aab4"/>
    </style:style>
    <style:style style:name="T2" style:family="text">
      <style:text-properties officeooo:rsid="002226ef"/>
    </style:style>
    <style:style style:name="T3" style:family="text">
      <style:text-properties officeooo:rsid="0024cb67"/>
    </style:style>
    <style:style style:name="T4" style:family="text">
      <style:text-properties officeooo:rsid="0027f075"/>
    </style:style>
    <style:style style:name="T5" style:family="text">
      <style:text-properties officeooo:rsid="0028d069"/>
    </style:style>
    <style:style style:name="T6" style:family="text">
      <style:text-properties officeooo:rsid="002b8f0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31ca2d" fo:background-color="#ffff00" loext:char-shading-value="0"/>
    </style:style>
    <style:style style:name="T9" style:family="text">
      <style:text-properties officeooo:rsid="003298ea" fo:background-color="#ffff00" loext:char-shading-value="0"/>
    </style:style>
    <style:style style:name="T10" style:family="text">
      <style:text-properties officeooo:rsid="0036b5d1"/>
    </style:style>
    <style:style style:name="T11" style:family="text">
      <style:text-properties officeooo:rsid="003a0af2"/>
    </style:style>
    <style:style style:name="T12" style:family="text">
      <style:text-properties officeooo:rsid="003b0f62"/>
    </style:style>
    <style:style style:name="T13" style:family="text">
      <style:text-properties officeooo:rsid="003bd75c"/>
    </style:style>
    <style:style style:name="T14" style:family="text">
      <style:text-properties officeooo:rsid="003d1a88"/>
    </style:style>
    <style:style style:name="T15" style:family="text">
      <style:text-properties officeooo:rsid="003f7f18"/>
    </style:style>
    <style:style style:name="T16" style:family="text">
      <style:text-properties officeooo:rsid="003fd3c4"/>
    </style:style>
    <style:style style:name="T17" style:family="text">
      <style:text-properties officeooo:rsid="00410760"/>
    </style:style>
    <style:style style:name="T18" style:family="text">
      <style:text-properties officeooo:rsid="0043f01a"/>
    </style:style>
    <style:style style:name="T19" style:family="text">
      <style:text-properties officeooo:rsid="0045e2d9"/>
    </style:style>
    <style:style style:name="T20" style:family="text">
      <style:text-properties officeooo:rsid="00466f1a"/>
    </style:style>
    <style:style style:name="T21" style:family="text">
      <style:text-properties officeooo:rsid="004b9fb6"/>
    </style:style>
    <style:style style:name="T22" style:family="text">
      <style:text-properties officeooo:rsid="005229eb"/>
    </style:style>
    <style:style style:name="T23" style:family="text">
      <style:text-properties officeooo:rsid="00526181"/>
    </style:style>
    <style:style style:name="T24" style:family="text">
      <style:text-properties officeooo:rsid="00557227"/>
    </style:style>
    <style:style style:name="T25" style:family="text">
      <style:text-properties officeooo:rsid="0056458f"/>
    </style:style>
    <style:style style:name="T26" style:family="text">
      <style:text-properties officeooo:rsid="00575af2"/>
    </style:style>
    <style:style style:name="T27" style:family="text">
      <style:text-properties officeooo:rsid="0057ca22"/>
    </style:style>
    <style:style style:name="T28" style:family="text">
      <style:text-properties officeooo:rsid="005919d2"/>
    </style:style>
    <style:style style:name="T29" style:family="text">
      <style:text-properties officeooo:rsid="005ad05a"/>
    </style:style>
    <style:style style:name="T30" style:family="text">
      <style:text-properties officeooo:rsid="005e40e4"/>
    </style:style>
    <style:style style:name="T31" style:family="text">
      <style:text-properties officeooo:rsid="006118cd"/>
    </style:style>
    <style:style style:name="T32" style:family="text">
      <style:text-properties officeooo:rsid="00624ef0"/>
    </style:style>
    <style:style style:name="T33" style:family="text">
      <style:text-properties officeooo:rsid="0063abf6"/>
    </style:style>
    <style:style style:name="T34" style:family="text">
      <style:text-properties officeooo:rsid="00650aff"/>
    </style:style>
    <style:style style:name="T35" style:family="text">
      <style:text-properties officeooo:rsid="0066ab49"/>
    </style:style>
    <style:style style:name="T36" style:family="text">
      <style:text-properties officeooo:rsid="0068d13a"/>
    </style:style>
    <style:style style:name="T37" style:family="text">
      <style:text-properties officeooo:rsid="00695db8"/>
    </style:style>
    <style:style style:name="T38" style:family="text">
      <style:text-properties officeooo:rsid="006eb7de"/>
    </style:style>
    <style:style style:name="T39" style:family="text">
      <style:text-properties officeooo:rsid="00843de8"/>
    </style:style>
    <style:style style:name="T40" style:family="text">
      <style:text-properties officeooo:rsid="00853def"/>
    </style:style>
    <style:style style:name="T41" style:family="text">
      <style:text-properties officeooo:rsid="00881da8"/>
    </style:style>
    <style:style style:name="T42" style:family="text">
      <style:text-properties officeooo:rsid="008855df"/>
    </style:style>
    <style:style style:name="T43" style:family="text">
      <style:text-properties officeooo:rsid="008a46ba"/>
    </style:style>
    <style:style style:name="T44" style:family="text">
      <style:text-properties officeooo:rsid="008bbe7b"/>
    </style:style>
    <style:style style:name="T45" style:family="text">
      <style:text-properties officeooo:rsid="008f196c"/>
    </style:style>
    <style:style style:name="T46" style:family="text">
      <style:text-properties officeooo:rsid="008f5f88"/>
    </style:style>
    <style:style style:name="T47" style:family="text">
      <style:text-properties officeooo:rsid="008fbe53"/>
    </style:style>
    <style:style style:name="T48" style:family="text">
      <style:text-properties officeooo:rsid="009055a5"/>
    </style:style>
    <style:style style:name="T49" style:family="text">
      <style:text-properties officeooo:rsid="00945dc1"/>
    </style:style>
    <style:style style:name="T50" style:family="text">
      <style:text-properties officeooo:rsid="0096be61"/>
    </style:style>
    <style:style style:name="T51" style:family="text">
      <style:text-properties officeooo:rsid="00979127"/>
    </style:style>
    <style:style style:name="T52" style:family="text">
      <style:text-properties officeooo:rsid="009b30fb"/>
    </style:style>
    <style:style style:name="T53" style:family="text">
      <style:text-properties officeooo:rsid="009dc8b9"/>
    </style:style>
    <style:style style:name="T54" style:family="text">
      <style:text-properties officeooo:rsid="009f1915"/>
    </style:style>
    <style:style style:name="T55" style:family="text">
      <style:text-properties officeooo:rsid="00a028f1"/>
    </style:style>
    <style:style style:name="T56" style:family="text">
      <style:text-properties officeooo:rsid="00a12c94"/>
    </style:style>
    <style:style style:name="T57" style:family="text">
      <style:text-properties officeooo:rsid="00a173d6"/>
    </style:style>
    <style:style style:name="T58" style:family="text">
      <style:text-properties officeooo:rsid="00a2abb5"/>
    </style:style>
    <style:style style:name="T59" style:family="text">
      <style:text-properties officeooo:rsid="00a42ed7"/>
    </style:style>
    <style:style style:name="T60" style:family="text">
      <style:text-properties officeooo:rsid="00a5a7c3"/>
    </style:style>
    <style:style style:name="T61" style:family="text">
      <style:text-properties officeooo:rsid="00a76241"/>
    </style:style>
    <style:style style:name="T62" style:family="text">
      <style:text-properties officeooo:rsid="00a96cc3"/>
    </style:style>
    <style:style style:name="T63" style:family="text">
      <style:text-properties officeooo:rsid="00a9ccbe"/>
    </style:style>
    <style:style style:name="T64" style:family="text">
      <style:text-properties officeooo:rsid="00ab6507"/>
    </style:style>
    <style:style style:name="T65" style:family="text">
      <style:text-properties officeooo:rsid="00adc13a"/>
    </style:style>
    <style:style style:name="T66" style:family="text">
      <style:text-properties officeooo:rsid="00aef1ef"/>
    </style:style>
    <style:style style:name="T67" style:family="text">
      <style:text-properties officeooo:rsid="00b05a73"/>
    </style:style>
    <style:style style:name="T68" style:family="text">
      <style:text-properties officeooo:rsid="00b14a0c"/>
    </style:style>
    <style:style style:name="T69" style:family="text">
      <style:text-properties officeooo:rsid="00b14d2f"/>
    </style:style>
    <style:style style:name="T70" style:family="text">
      <style:text-properties officeooo:rsid="00b1d13a"/>
    </style:style>
    <style:style style:name="T71" style:family="text">
      <style:text-properties officeooo:rsid="00b24ef5"/>
    </style:style>
    <style:style style:name="T72" style:family="text">
      <style:text-properties officeooo:rsid="00b3da90"/>
    </style:style>
    <style:style style:name="T73" style:family="text">
      <style:text-properties officeooo:rsid="00b8e9f0"/>
    </style:style>
    <style:style style:name="T74" style:family="text">
      <style:text-properties officeooo:rsid="00b982dd"/>
    </style:style>
    <style:style style:name="T75" style:family="text">
      <style:text-properties officeooo:rsid="00b9e1c4"/>
    </style:style>
    <style:style style:name="T76" style:family="text">
      <style:text-properties officeooo:rsid="00bbb9dc"/>
    </style:style>
    <style:style style:name="T77" style:family="text">
      <style:text-properties officeooo:rsid="00bed082"/>
    </style:style>
    <style:style style:name="T78" style:family="text">
      <style:text-properties officeooo:rsid="00c3993e"/>
    </style:style>
    <style:style style:name="T79" style:family="text">
      <style:text-properties officeooo:rsid="00c46b29"/>
    </style:style>
    <style:style style:name="T80" style:family="text">
      <style:text-properties officeooo:rsid="00c4f764"/>
    </style:style>
    <style:style style:name="T81" style:family="text">
      <style:text-properties officeooo:rsid="00c80666"/>
    </style:style>
    <style:style style:name="T82" style:family="text">
      <style:text-properties officeooo:rsid="00c941b8"/>
    </style:style>
    <style:style style:name="T83" style:family="text">
      <style:text-properties officeooo:rsid="00ca5016"/>
    </style:style>
    <style:style style:name="T84" style:family="text">
      <style:text-properties officeooo:rsid="00cb6a7c"/>
    </style:style>
    <style:style style:name="T85" style:family="text">
      <style:text-properties officeooo:rsid="00cbf66e"/>
    </style:style>
    <style:style style:name="T86" style:family="text">
      <style:text-properties officeooo:rsid="00ce0326"/>
    </style:style>
    <style:style style:name="T87" style:family="text">
      <style:text-properties officeooo:rsid="00cec2c9"/>
    </style:style>
    <style:style style:name="T88" style:family="text">
      <style:text-properties officeooo:rsid="00cf6917"/>
    </style:style>
    <style:style style:name="T89" style:family="text">
      <style:text-properties officeooo:rsid="00d1ae22"/>
    </style:style>
    <style:style style:name="T90" style:family="text">
      <style:text-properties officeooo:rsid="00d1bef0"/>
    </style:style>
    <style:style style:name="T91" style:family="text">
      <style:text-properties officeooo:rsid="00d58b92"/>
    </style:style>
    <style:style style:name="T92" style:family="text">
      <style:text-properties officeooo:rsid="00d77b56"/>
    </style:style>
    <style:style style:name="T93" style:family="text">
      <style:text-properties officeooo:rsid="00d843ac"/>
    </style:style>
    <style:style style:name="T94" style:family="text">
      <style:text-properties officeooo:rsid="00d9b0b3"/>
    </style:style>
    <style:style style:name="T95" style:family="text">
      <style:text-properties officeooo:rsid="00e2f183"/>
    </style:style>
    <style:style style:name="T96" style:family="text">
      <style:text-properties officeooo:rsid="00e385e0"/>
    </style:style>
    <style:style style:name="T97" style:family="text">
      <style:text-properties officeooo:rsid="00e4bcd0"/>
    </style:style>
    <style:style style:name="T98" style:family="text">
      <style:text-properties officeooo:rsid="00e69677"/>
    </style:style>
    <style:style style:name="T99" style:family="text">
      <style:text-properties officeooo:rsid="00eaf993"/>
    </style:style>
    <style:style style:name="T100" style:family="text">
      <style:text-properties officeooo:rsid="00ecbb8a"/>
    </style:style>
    <style:style style:name="T101" style:family="text">
      <style:text-properties officeooo:rsid="00ef45a2"/>
    </style:style>
    <style:style style:name="T102" style:family="text">
      <style:text-properties officeooo:rsid="00f0a99e"/>
    </style:style>
    <style:style style:name="T103" style:family="text">
      <style:text-properties officeooo:rsid="00f190ec"/>
    </style:style>
    <style:style style:name="T104" style:family="text">
      <style:text-properties officeooo:rsid="00f3439c"/>
    </style:style>
    <style:style style:name="T105" style:family="text">
      <style:text-properties officeooo:rsid="00f5f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thesis <text:span text:style-name="T3">studies</text:span> <text:span text:style-name="T1">the modern</text:span> solutions <text:span text:style-name="T2">for </text:span><text:span text:style-name="T7">multimedia </text:span><text:span text:style-name="T8">home </text:span><text:span text:style-name="T7">networking</text:span><text:span text:style-name="T9">(MHN)</text:span><text:span text:style-name="T4">, especially the popular ones who follow the </text:span>Digital Living Network Alliance standard. By <text:span text:style-name="T6">conducting a research on</text:span> <text:span text:style-name="T5">the features and </text:span>implementations <text:span text:style-name="T5">of these existing solutions, </text:span>our team developed a suitable mobile solution for <text:span text:style-name="T9">MHN</text:span><text:span text:style-name="T7"> </text:span>which takes advantage of AirPlay, DIAL and DLNA on <text:span text:style-name="T10">the </text:span>Android platform. </text:p>
      <text:p text:style-name="P1"/>
      <text:p text:style-name="P1"><text:span text:style-name="T24">Firstly, the thesis </text:span>provides an overview of <text:span text:style-name="T11">the</text:span> popular streaming technologies, <text:span text:style-name="T12">including</text:span> AirPlay, </text:p>
      <text:p text:style-name="P1">DLNA, Miracast and Chromecast. By analyzing the features and capabilities of </text:p>
      <text:p text:style-name="P1">th<text:span text:style-name="T13">e</text:span>se streaming technologies, a universal solution is proposed for <text:span text:style-name="T14">MHN in the hope of </text:span><text:s/>supporting multiple protocols and brid<text:span text:style-name="T15">ging</text:span> different platforms. </text:p>
      <text:p text:style-name="P1"/>
      <text:p text:style-name="P1"><text:span text:style-name="T25">Secondly, d</text:span>ifferent multimedia solutions <text:span text:style-name="T16">are tested and</text:span> a mobile Application </text:p>
      <text:p text:style-name="P1">for home networking on Android <text:span text:style-name="T16">is implemented</text:span>. The <text:span text:style-name="T26">corresponding</text:span> <text:span text:style-name="T27">system </text:span>architecture<text:span text:style-name="T17">s</text:span>, features and <text:span text:style-name="T29">analysis</text:span> <text:span text:style-name="T28">s</text:span> methodolog<text:span text:style-name="T17">ies</text:span> are <text:span text:style-name="T29">also </text:span>discussed .</text:p>
      <text:p text:style-name="P1"/>
      <text:p text:style-name="P3"><text:span text:style-name="T21">In terms of practical contribution, a</text:span>n online channel proxy is made in our "Streambels" app <text:span text:style-name="T18">lication to fulfill our target of</text:span> stream<text:span text:style-name="T22">ing</text:span> online channels <text:span text:style-name="T19">such as</text:span> YouTube. <text:span text:style-name="T20">By implementing this online channel proxy, </text:span>home networking and Internet resources <text:span text:style-name="T23">are effectively</text:span> bridge<text:span text:style-name="T20">d together</text:span>. </text:p>
      <text:p text:style-name="P3"/>
      <text:p text:style-name="P4"><text:span text:style-name="T30">Based on this thesis study, an</text:span> Android application for Tuxera Inc <text:span text:style-name="T31">has been </text:span>published . <text:span text:style-name="T32">Over the 6 months after launching this application on </text:span>Google Play Store, <text:span text:style-name="T32">we have been able to</text:span> generate a statistic report <text:span text:style-name="T33">on</text:span> how users <text:span text:style-name="T34">utilize</text:span> <text:span text:style-name="T34">this</text:span> <text:span text:style-name="T35">app. By making analysis on the collected statistics, a short summary of the user behavior is presented and some recommendations are given to help improve user experiences. </text:span></text:p>
      <text:p text:style-name="P1"/>
      <text:p text:style-name="P1"><text:span text:style-name="T36">Lastly,</text:span> a discussion on the possible further development <text:span text:style-name="T36">of </text:span>Home network <text:span text:style-name="T37">is conducted to conclude this thesis study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%% Introduction chapter </text:p>
      <text:p text:style-name="P5">%% autor Liu Peng </text:p>
      <text:p text:style-name="P5"/>
      <text:p text:style-name="P5">\subsection{Home networking} </text:p>
      <text:p text:style-name="P6">People's lives are being digitalized. Home multimedia devices nowadays such as digital TV<text:span text:style-name="T38">s</text:span>, </text:p>
      <text:p text:style-name="P5">smart phone<text:span text:style-name="T38">s</text:span>, digital camera<text:span text:style-name="T38">s</text:span>, tablet<text:span text:style-name="T38">s</text:span>, PC<text:span text:style-name="T38">s</text:span>, laptop<text:span text:style-name="T38">s</text:span> and NAS (Network Attached </text:p>
      <text:p text:style-name="P10">Storage) are all being equipped with ever greater processing power and mass storage, wielding the power <text:s/>to record our daily lives and handle these multimedia informations. The digitalized world has also seen a rapid growing of network deployment. According to a research </text:p>
      <text:p text:style-name="P5">\cite{stateofHN} done in 2011, in <text:span text:style-name="T39">this </text:span>industrialized world, networking </text:p>
      <text:p text:style-name="P7">is being rapidly adopted <text:span text:style-name="T40">at </text:span>home<text:span text:style-name="T40">s</text:span>; for example, in the U.S. in 2009, </text:p>
      <text:p text:style-name="P5">approximately 63\% of homes had <text:span text:style-name="T41">gained access to </text:span>a broadband connection. <text:span text:style-name="T42">O</text:span>ver 50\% had <text:span text:style-name="T42">even installed their own </text:span>"home network", which is defined as multiple computers <text:span text:style-name="T44">or devices </text:span>sharing a broadband connection via either a wired or wireless <text:span text:style-name="T43">connection</text:span> within the home. In a typical </text:p>
      <text:p text:style-name="P5">home scenario, most of these devices are connected to a local network such as a </text:p>
      <text:p text:style-name="P5">Wi-Fi hot spot, in order to allow music<text:span text:style-name="T45">s</text:span>, pictures, videos and other content to </text:p>
      <text:p text:style-name="P5">be ported across different devices. </text:p>
      <text:p text:style-name="P5"/>
      <text:p text:style-name="P5">\subsection{Problem description} </text:p>
      <text:p text:style-name="P5">While the adoption of home networks has steadily increased since the late 1990s </text:p>
      <text:p text:style-name="P5">and early 2000s, <text:span text:style-name="T46">the home networks has indeed encountered </text:span>problems and limitations </text:p>
      <text:p text:style-name="P5">\cite{stateofHN}. For example, the usability of home-networking technologies <text:span text:style-name="T47">has become</text:span></text:p>
      <text:p text:style-name="P5">a key impediment to the adoption of new applications in the home, <text:span text:style-name="T47">since</text:span> the <text:span text:style-name="T48">home-networking </text:span>technology was originally developed for research labs and enterprise networks and does not account for the unique characteristics of home <text:span text:style-name="T49">usage, such as</text:span> <text:span text:style-name="T50">the </text:span>lack of professional administrators, deep </text:p>
      <text:p text:style-name="P5">heterogeneity, and expectations of privacy. </text:p>
      <text:p text:style-name="P5"/>
      <text:p text:style-name="P5">Among all the challenges <text:span text:style-name="T51">of home-networking</text:span>, connecting all media devices and make them work together is getting increasingly interesting <text:span text:style-name="T52">because of</text:span> the rapid growth of consuming electronic market. Although there are several widely <text:span text:style-name="T53">used</text:span> multimedia-streaming solutions in the market, the </text:p>
      <text:p text:style-name="P5">standards <text:span text:style-name="T53">employed </text:span>are not compatible with each other. Furthermore, <text:span text:style-name="T54">even </text:span>devices using </text:p>
      <text:p text:style-name="P5"><text:span text:style-name="T54">the </text:span>same standard are not always compatible with each other, due to <text:span text:style-name="T55">the fact that the </text:span>implementation approach<text:span text:style-name="T55">es could vary from device to device</text:span>. <text:span text:style-name="T56">These incompatibilities </text:span>ha<text:span text:style-name="T56">ve</text:span> caused great inconvenience to <text:span text:style-name="T57">the end users. </text:span></text:p>
      <text:p text:style-name="P5"/>
      <text:p text:style-name="P5">DLNA, AirPlay, Chromecast and Miracast are <text:span text:style-name="T58">the</text:span> four major multimedia home network </text:p>
      <text:p text:style-name="P5">digital living solutions. AirPlay is only used between Apple products; it </text:p>
      <text:p text:style-name="P5">provides various features, including tunes play for music, AirPlay for video </text:p>
      <text:p text:style-name="P5">and photos and screen mirroring. Miracast (previously called Wi-Fi display) <text:span text:style-name="T59">was</text:span></text:p>
      <text:p text:style-name="P5">proposed by Wi-Fi Alliance and <text:span text:style-name="T60">has been receiving great popularity over the</text:span> recent years.</text:p>
      <text:p text:style-name="P5"><text:span text:style-name="T61">Since its release</text:span> version 4.2.2, Android has officially added <text:span text:style-name="T62">the </text:span>support <text:span text:style-name="T63">for</text:span> Miracast. <text:span text:style-name="T64">In comparision</text:span>, DLNA <text:span text:style-name="T65">has been</text:span> <text:span text:style-name="T64">the </text:span>most widely deployed solution so far, with 2.2 billion installations <text:span text:style-name="T66">worldwide</text:span>. </text:p>
      <text:p text:style-name="P5">It was proposed by several industrial leading electronic manufacturers and network operators </text:p>
      <text:p text:style-name="P5"><text:span text:style-name="T67">including </text:span>AT$\&amp;$T, Broadcom, Cisco, Google, Huawei, Intel, LG Electronics, Microsoft, Nokia, </text:p>
      <text:p text:style-name="P5">Panasonic, Samsung, Sony and Verizon. </text:p>
      <text:p text:style-name="P5"/>
      <text:p text:style-name="P5">As a result of <text:span text:style-name="T68">different</text:span> technical design<text:span text:style-name="T68">s</text:span> and <text:s/>human <text:span text:style-name="T69">aspects</text:span>, these standards proposed by </text:p>
      <text:p text:style-name="P5">different device manufactures <text:span text:style-name="T70">naturally experience serious compatibility issues</text:span>. It usually happens that </text:p>
      <text:p text:style-name="P5">end users <text:span text:style-name="T71">can </text:span>have several multimedia-devices, <text:span text:style-name="T72">with each one using a distinctive and unique <text:s/></text:span>protocol, <text:soft-page-break/><text:span text:style-name="T73">making it challenging or even impossible sometimes to share media between those devices.</text:span> </text:p>
      <text:p text:style-name="P5"/>
      <text:p text:style-name="P8"><text:span text:style-name="T74">These compatibility issues has really obliged us</text:span> to <text:span text:style-name="T75">make a </text:span>study <text:span text:style-name="T75">on</text:span> those multimedia-streaming technologies and <text:span text:style-name="T76">to </text:span>develop a more easy-to-use multimedia home networking solution <text:span text:style-name="T77">with more <text:s/>advanced technologies.</text:span></text:p>
      <text:p text:style-name="P8"/>
      <text:p text:style-name="P5">\subsection{Document overview} </text:p>
      <text:p text:style-name="P5">The over<text:span text:style-name="T78">view of </text:span>popular home networking standards and solutions <text:span text:style-name="T79">is </text:span>described in </text:p>
      <text:p text:style-name="P9">chapter 2<text:span text:style-name="T80">(ref required)</text:span>. After a short comparison of these solutions, in chapter 3<text:span text:style-name="T80">(ref required)</text:span> we </text:p>
      <text:p text:style-name="P5">describe a more universal solution for multimedia home networking and its </text:p>
      <text:p text:style-name="P5">implementation. Chapter 4 <text:span text:style-name="T81">presents </text:span>some statistics from the Google Store </text:p>
      <text:p text:style-name="P11">during the past few months. <text:span text:style-name="T82">Besides, a</text:span> study <text:span text:style-name="T82">based on</text:span> the <text:span text:style-name="T82">u</text:span>ser feedback <text:span text:style-name="T82">s is also presented.</text:span> In Chapter 5, <text:span text:style-name="T85">the paper is concluded by giving </text:span>a discussion <text:span text:style-name="T83">on the</text:span> further development <text:span text:style-name="T84">and prospect of</text:span> home network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%% Developing a solution for multimedia home networking chapter</text:p>
      <text:p text:style-name="P12">%% author Liu Peng</text:p>
      <text:p text:style-name="P12"></text:p>
      <text:p text:style-name="P12">To fulfill the need of interoperability <text:span text:style-name="T86">among</text:span> devices in home networking,</text:p>
      <text:p text:style-name="P12">Tuxera Inc. started a project <text:span text:style-name="T87">named</text:span> Streambels(<text:span text:style-name="T88">later renamed as</text:span> AllConnect). The</text:p>
      <text:p text:style-name="P12">project aims to solve the interoperability issue in multimedia home networking</text:p>
      <text:p text:style-name="P12">by making a universal solution that can connect all available devices at home</text:p>
      <text:p text:style-name="P12">and make them work together regardless of what protocol they use.</text:p>
      <text:p text:style-name="P12"></text:p>
      <text:p text:style-name="P12">Most devices at home are embedded solutions and have their own firmwares, it is</text:p>
      <text:p text:style-name="P12">hard to update or even impossible to upgrade the software running on these</text:p>
      <text:p text:style-name="P12">devices. <text:span text:style-name="T89">On the other hand</text:span>, <text:span text:style-name="T90">most</text:span> home network users <text:span text:style-name="T90">are not knowledgeable enough to </text:span></text:p>
      <text:p text:style-name="P13">to <text:span text:style-name="T90">manually </text:span>set up <text:span text:style-name="T90">the more</text:span> advanced network features <text:span text:style-name="T92">to achieve certain degree of device interoperability</text:span>. <text:span text:style-name="T93">Plus m</text:span>ost of these network infrastructures are not designed to be easily <text:span text:style-name="T91">configured</text:span>. <text:span text:style-name="T94">Due to these reasons, building interoperability among different devices through a mobile device seems to be the most straightforward solution, for mobile devices can serve as a very flexible and programmable portal for home-networking. <text:s/>Other advantages of mobile devices include their great processing power, networking capabilities and their wide adoption and availability. Through the available platforms and tools, a</text:span> mobile application c<text:span text:style-name="T98">ould</text:span> <text:span text:style-name="T97">possibly </text:span>be<text:span text:style-name="T95"> </text:span>developed <text:span text:style-name="T99">to control all</text:span> multimedia <text:span text:style-name="T96">streaming </text:span>data flow<text:span text:style-name="T96">s</text:span> and act as a personal access portal <text:span text:style-name="T100">for</text:span> home networking.</text:p>
      <text:p text:style-name="P12"></text:p>
      <text:p text:style-name="P12"><text:span text:style-name="T101">After a year of</text:span> development, our team <text:span text:style-name="T102">have built up</text:span> an Android application that</text:p>
      <text:p text:style-name="P14">can be used to control and connect every <text:span text:style-name="T104">known type of</text:span> multimedia device <text:span text:style-name="T103">at</text:span> home.</text:p>
      <text:p text:style-name="P14"><text:span text:style-name="T105">Encouragingly, the number of our application users have grown to nearly one million so far, providing a strong proof of the effectiveness of our solution. </text:span></text:p>
      <text:p text:style-name="P12"></text:p>
      <text:p text:style-name="P12">\subsection{Architecture overview}</text:p>
      <text:p text:style-name="P12">The system architecture is consist of three major parts: discovery, content</text:p>
      <text:p text:style-name="P12">management and streaming.</text:p>
      <text:p text:style-name="P12"></text:p>
      <text:p text:style-name="P12">Discovery component is responsible for device discovery which takes advantage of</text:p>
      <text:p text:style-name="P12">both Multicast DNS and Simple Service Discovery Protocol. As discussed in</text:p>
      <text:p text:style-name="P12">\ref{upnp}, the UPnP service uses Simple Service Discovery Protocol for device</text:p>
      <text:p text:style-name="P12">discovery, the application firstly send a M-Search request over UDP to the</text:p>
      <text:p text:style-name="P12">IPv4 multicast address 239.255.255.250 and UDP port 1900. Then the application</text:p>
      <text:p text:style-name="P12">listen to other devices' response. DIAL devices will return a response with</text:p>
      <text:p text:style-name="P12">Application URL header, while the UPnP/DLNA devices will return a message with</text:p>
      <text:p text:style-name="P12">a XML body, which gives detailed service URL and description URL. SSDP is used</text:p>
      <text:p text:style-name="P12">for both DLNA discovery and DIAL discovery. Multicast DNS is developed and</text:p>
      <text:p text:style-name="P12">implemented by Apple Inc., and there is an open source implementation on its</text:p>
      <text:p text:style-name="P12">website.</text:p>
      <text:p text:style-name="P12"></text:p>
      <text:p text:style-name="P12">Content management component is responsible for organizing and</text:p>
      <text:p text:style-name="P12">navigating multimedia contents which can be found in the home network. In our</text:p>
      <text:p text:style-name="P12">solution, this includes both phone's local storage and DLNA digital media</text:p>
      <text:p text:style-name="P12">servers that connected to home network. The sources can be used in all of the</text:p>
      <text:p text:style-name="P12">three protocols that we support.</text:p>
      <text:p text:style-name="P12"></text:p>
      <text:p text:style-name="P12"><text:soft-page-break/>Streaming component is responsible for streaming multimedia content to selected</text:p>
      <text:p text:style-name="P12">multimedia receivers, such as TVs, wireless speakers, set top boxes etc. In our</text:p>
      <text:p text:style-name="P12">solution, since DLNA, AirPlay video/ photo and Chromecast all use HTTP streaming</text:p>
      <text:p text:style-name="P12">while AirPlay music uses RTSP. Two types of media servers are built inside our</text:p>
      <text:p text:style-name="P12">application. A RAOP server handles the AirPlay music streaming, a HTTP server</text:p>
      <text:p text:style-name="P12">handles all the streaming else.</text:p>
      <text:p text:style-name="P12"></text:p>
      <text:p text:style-name="P12">In order to serve media for all the receivers, two types of serve method need to</text:p>
      <text:p text:style-name="P12">be implemented in a HTTP server. Since the DLNA guideline gave detailed</text:p>
      <text:p text:style-name="P12">specification how the media file should be served on a HTTP server, the HTTP server should be</text:p>
      <text:p text:style-name="P12">flexible to add DLNA specific headers, and should support byte based seeking</text:p>
      <text:p text:style-name="P12">operation to enable "seek" action on the receiver side. For receivers other than</text:p>
      <text:p text:style-name="P12">DLNA, a basic file server with byte range support will just do the work. After</text:p>
      <text:p text:style-name="P12">comparing multiple server implementations on Android, NanoHTTPd is the perfect</text:p>
      <text:p text:style-name="P12">library for our need, it is easy to use, Apache licensed, very tiny and</text:p>
      <text:p text:style-name="P12">efficient implementation, since it is minimal implemented, so it is also easy to</text:p>
      <text:p text:style-name="P12">be modified and add additional headers to be compatible with DLNA receivers.</text:p>
      <text:p text:style-name="P12"></text:p>
      <text:p text:style-name="P12"></text:p>
      <text:p text:style-name="P12">A simplified version of our implementation is shown in the figure \ref{chart3}</text:p>
      <text:p text:style-name="P12">below:</text:p>
      <text:p text:style-name="P12">\begin{figure}[htb]</text:p>
      <text:p text:style-name="P12">\centering \includegraphics[height=9cm]{charts/chart3}</text:p>
      <text:p text:style-name="P12">\caption{Simplified flow chart \label{chart3}}</text:p>
      <text:p text:style-name="P12">\end{figure}</text:p>
      <text:p text:style-name="P12"></text:p>
      <text:p text:style-name="P12">In terms of data flow, as described in figure \ref{chart4}, there are three</text:p>
      <text:p text:style-name="P12">different types of data flow models: </text:p>
      <text:p text:style-name="P12"></text:p>
      <text:p text:style-name="P12">If the streamed content is stored in mobile phone, a streaming server in the</text:p>
      <text:p text:style-name="P12">application is used to stream the content from phone to selected receiver.</text:p>
      <text:p text:style-name="P12"></text:p>
      <text:p text:style-name="P12">Otherwise, if the content locates on the Internet, and the receiver is a DLNA</text:p>
      <text:p text:style-name="P12">Media Renderer, a proxy is needed to firstly download the resource stream, add</text:p>
      <text:p text:style-name="P12">the required headers by DLNA protocols and then stream the content to selected</text:p>
      <text:p text:style-name="P12">DLNA Media Renderer.</text:p>
      <text:p text:style-name="P12"></text:p>
      <text:p text:style-name="P12">Finally, if the streamed content locates in a DLNA Digital Media Server, the</text:p>
      <text:p text:style-name="P12">source can be directly used by all receivers, in this case, the content</text:p>
      <text:p text:style-name="P12">streaming happened directly from media server to receivers, application is only</text:p>
      <text:p text:style-name="P12">used as a control point and do not participate in the media transmission.</text:p>
      <text:p text:style-name="P12"></text:p>
      <text:p text:style-name="P12">\begin{figure}[htb]</text:p>
      <text:p text:style-name="P12">\centering \includegraphics[height=9cm]{charts/data_flow}</text:p>
      <text:p text:style-name="P12">\caption{Simplified data flow \label{chart4}}</text:p>
      <text:p text:style-name="P12">\end{figure}</text:p>
      <text:p text:style-name="P12"></text:p>
      <text:p text:style-name="P12">\subsection{UX design}</text:p>
      <text:p text:style-name="P12">In terms of UI and UX, our designer Hien did a great job of defining a simple</text:p>
      <text:p text:style-name="P12"><text:soft-page-break/>and intuitive user interface \ref{chart5}, which benefits a lot for the user</text:p>
      <text:p text:style-name="P12">experience.</text:p>
      <text:p text:style-name="P12">A multimedia home networking solution should be content centric, so the</text:p>
      <text:p text:style-name="P12">application actually looks like a multimedia player, a cast button is added in</text:p>
      <text:p text:style-name="P12">order to select cast devices. The content is categorized into 4 sections: music,</text:p>
      <text:p text:style-name="P12">video, photo and online sources. In Android, since the system provides share</text:p>
      <text:p text:style-name="P12">intent method for inter activity communication. In every place in the</text:p>
      <text:p text:style-name="P12">application, selected receiver is visible to user, it is also visible as a</text:p>
      <text:p text:style-name="P12">button for switchig between different receivers. 9 themes are also available</text:p>
      <text:p text:style-name="P12">for users to select, which makes the application more fun to user.</text:p>
      <text:p text:style-name="P12">\begin{figure}[htb]</text:p>
      <text:p text:style-name="P12">\centering \includegraphics[height=9cm]{charts/streambels_ui}</text:p>
      <text:p text:style-name="P12">\caption{Application UX design \label{chart5}}</text:p>
      <text:p text:style-name="P12">\end{figure}</text:p>
      <text:p text:style-name="P12"></text:p>
      <text:p text:style-name="P12">\begin{figure}[htb]</text:p>
      <text:p text:style-name="P12">\centering \includegraphics[height=9cm]{charts/allconnect-app}</text:p>
      <text:p text:style-name="P12">\caption{Application UX design \label{chart5}}</text:p>
      <text:p text:style-name="P12">\end{figure}</text:p>
      <text:p text:style-name="P12"></text:p>
      <text:p text:style-name="P12">\subsection{Features}</text:p>
      <text:p text:style-name="P12">As described previously that AirPlay, DLNA and other standards work</text:p>
      <text:p text:style-name="P12">differently and have different features, but according to the previous study,</text:p>
      <text:p text:style-name="P12">we could combine some common use cases of both protocols.</text:p>
      <text:p text:style-name="P12"></text:p>
      <text:p text:style-name="P12">The Android application we developed can handle most multimedia devices in </text:p>
      <text:p text:style-name="P12">a typical home networking. It has various features that make it a useful and</text:p>
      <text:p text:style-name="P12">universal solution for multimedia home networking.</text:p>
      <text:p text:style-name="P12"></text:p>
      <text:p text:style-name="P12">Firstly, the app itself is a multimedia playing, all media stored locally on the</text:p>
      <text:p text:style-name="P12">phone storage and all media located in the home DLNA media servers can be</text:p>
      <text:p text:style-name="P12">browsed and played on the phone.</text:p>
      <text:p text:style-name="P12"></text:p>
      <text:p text:style-name="P12">Secondly, the app is fully compatible with AirPlay, DLNA, Chromecast and FireTV</text:p>
      <text:p text:style-name="P12">receiver devices. </text:p>
      <text:p text:style-name="P12"></text:p>
      <text:p text:style-name="P12">Thirdly and most importantly, the application make the DLNA media server works</text:p>
      <text:p text:style-name="P12">together with all kind of receivers regardless of protocol used. The app served</text:p>
      <text:p text:style-name="P12">as a bridge of different multimedia receivers and media sources.</text:p>
      <text:p text:style-name="P12"></text:p>
      <text:p text:style-name="P12">Last, YouTube and other on-line channels like Vimeo and Facebook are supported</text:p>
      <text:p text:style-name="P12">as media source, and can be streamed regardless of protocol to all supported</text:p>
      <text:p text:style-name="P12">receivers that are connected to home network.</text:p>
      <text:p text:style-name="P12"></text:p>
      <text:p text:style-name="P12"></text:p>
      <text:p text:style-name="P12">\begin{itemize}</text:p>
      <text:p text:style-name="P12">\item[--]Firstly the app is a multimedia player, it can play music, photos and videos </text:p>
      <text:p text:style-name="P12">on SD card locally on Android phone</text:p>
      <text:p text:style-name="P12">\item[--]It can stream local content to Apple TV, Airport express and AirPlay-enabled </text:p>
      <text:p text:style-name="P12"><text:soft-page-break/>speakers.</text:p>
      <text:p text:style-name="P12">\item[--]It can stream local content to DLNA media renderers, which has a huge device </text:p>
      <text:p text:style-name="P12">base.</text:p>
      <text:p text:style-name="P12">\item[--]It can stream local content to Chromecast devices.</text:p>
      <text:p text:style-name="P12">\item[--]It can browse content from the DLNA media servers, a typical source is a </text:p>
      <text:p text:style-name="P12">Network Attached Storage (NAS). And play the media locally on the Android device.</text:p>
      <text:p text:style-name="P12">\item[--]It can browse content from the DLNA media servers and stream it to DLNA media </text:p>
      <text:p text:style-name="P12">renderers.</text:p>
      <text:p text:style-name="P12">\item[--]It can browse content from DLNA media servers and stream it to AirPlay enabled </text:p>
      <text:p text:style-name="P12">devices using a different protocol.</text:p>
      <text:p text:style-name="P12">\item[--]It can proxy online channels' content to DLNA and AirPlay enabled devices. </text:p>
      <text:p text:style-name="P12">(Currently YouTube and Facebook videos are supported, but integration to Spotify is still </text:p>
      <text:p text:style-name="P12">in progress).</text:p>
      <text:p text:style-name="P12">\end{itemize}</text:p>
      <text:p text:style-name="P12"></text:p>
      <text:p text:style-name="P12">\subsection{Extensibility}</text:p>
      <text:p text:style-name="P12">In normal use cases, the data flow can be shown as figure \ref{chart4},</text:p>
      <text:p text:style-name="P12">Streambels has embedded a media streaming server for local files and streaming</text:p>
      <text:p text:style-name="P12">proxy for bridging the gap between online resources and home networking. By</text:p>
      <text:p text:style-name="P12">using built-in proxy, Streambels is able to share on-line resources from</text:p>
      <text:p text:style-name="P12">Internet to devices in home networking environment. New services and new</text:p>
      <text:p text:style-name="P12">content providers can be easily added by just call the proxy interface.</text:p>
      <text:p text:style-name="P12"></text:p>
      <text:p text:style-name="P12">The proxy system enables a huge extensibility possibility, which connects the</text:p>
      <text:p text:style-name="P12">home networking and Internet or Cloud Services.</text:p>
      <text:p text:style-name="P12"></text:p>
      <text:p text:style-name="P12">Further development abstracted all the protocols and developed an API for all</text:p>
      <text:p text:style-name="P12">content holders or cloud services to integrate their service.</text:p>
      <text:p text:style-name="P12"></text:p>
      <text:p text:style-name="P12">\subsection{Test methodology}</text:p>
      <text:p text:style-name="P12">Software testing is quite important for a modern IT project. Through testing we</text:p>
      <text:p text:style-name="P12">can assure performance and stability, before releasing the app to App store, we</text:p>
      <text:p text:style-name="P12">conduct a series of tests.</text:p>
      <text:p text:style-name="P12"></text:p>
      <text:p text:style-name="P12">These tests include unit test, integration test and functional test.</text:p>
      <text:p text:style-name="P12">Unit tests is written while coding, when each class is finished, unit tests will</text:p>
      <text:p text:style-name="P12">be written for each method, we set up an continuous integration server so that</text:p>
      <text:p text:style-name="P12">each time when we commit something to the git repository, a full unit tests will</text:p>
      <text:p text:style-name="P12">be run and if there were some failure in the unit tests, developer will be</text:p>
      <text:p text:style-name="P12">informed. Integration is done in a way that we ensure each function module</text:p>
      <text:p text:style-name="P12">should work together with other modules in the system. Last, we listed all the</text:p>
      <text:p text:style-name="P12">possible use cases, prepared a huge media base which contains all kind of media</text:p>
      <text:p text:style-name="P12">files, we do manual test before the app is finally released in the market.</text:p>
      <text:p text:style-name="P12"></text:p>
      <text:p text:style-name="P12">\subsection{Evaluation methodology}</text:p>
      <text:p text:style-name="P12">Experimental setup</text:p>
      <text:p text:style-name="P12"></text:p>
      <text:p text:style-name="P12">Since the project is targeted to Android market, and is directly used by</text:p>
      <text:p text:style-name="P12">end users, feedback is really important to us for the continuous development. We</text:p>
      <text:p text:style-name="P12"><text:soft-page-break/>used Email for normal communication, user can edit feedback content directly</text:p>
      <text:p text:style-name="P12">inside the application, and later content is sent to us by email.</text:p>
      <text:p text:style-name="P12"></text:p>
      <text:p text:style-name="P12">There is no perfect application, so crash sometimes happen, thanks to Google,</text:p>
      <text:p text:style-name="P12">the Google will help to collect the crash reports and show it inside developer</text:p>
      <text:p text:style-name="P12">console.</text:p>
      <text:p text:style-name="P12"></text:p>
      <text:p text:style-name="P12">Inside Streambels, we also used Google's Analytics API, which give us</text:p>
      <text:p text:style-name="P12">great convenience to collect number of users and sessions every day. Other</text:p>
      <text:p text:style-name="P12">information like operation system version, application version, active users</text:p>
      <text:p text:style-name="P12">helped us to have insights into who are our users and how can we market for more</text:p>
      <text:p text:style-name="P12">people in the world.</text:p>
      <text:p text:style-name="P12"></text:p>
      <text:p text:style-name="P12">It is also interesting to see what kind of technologies are most used in their</text:p>
      <text:p text:style-name="P12">daily life, thanks to Google's analytics SDK, we can trigger events when user</text:p>
      <text:p text:style-name="P12">selected their receivers, so after months of statistics, we can figure out the</text:p>
      <text:p text:style-name="P12">most popular standards and most popular online channels that user uses, and in</text:p>
      <text:p text:style-name="P12">turn make better optimizations for users need.</text:p>
      <text:p text:style-name="P1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54:27.932881888</meta:creation-date>
    <dc:date>2015-03-13T23:45:56.721996511</dc:date>
    <meta:editing-duration>PT2H38M26S</meta:editing-duration>
    <meta:editing-cycles>213</meta:editing-cycles>
    <meta:generator>LibreOffice/4.2.6.2$Linux_x86 LibreOffice_project/420m0$Build-2</meta:generator>
    <meta:document-statistic meta:table-count="0" meta:image-count="0" meta:object-count="0" meta:page-count="8" meta:paragraph-count="255" meta:word-count="2664" meta:character-count="17604" meta:non-whitespace-character-count="14897"/>
  </office:meta>
</office:document-meta>
</file>